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manStemmer.copy_from( Germ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rman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rmanStemmer.r_mark_regions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GermanStemmer.r_postlud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GermanStemmer.s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GermanStemmer.r_prelude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rmanStemmer.r_standard_suffix(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00">
            <text:p text:style-name="Table_20_Contents">200</text:p>
          </table:table-cell>
        </table:table-row>
        <table:table-row>
          <table:table-cell office:value-type="string">
            <text:p text:style-name="Table_20_Contents">German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